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svg:stroke-color="#ff33ff" draw:marker-start-width="0.351cm" draw:marker-end="" draw:marker-end-width="0.351cm" draw:fill="none" draw:fill-color="#ff00cc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102cm" draw:marker-end="" draw:fill="none" draw:fill-color="#ff00cc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ff" draw:marker-end="" draw:fill="none" draw:fill-color="#ff00cc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draw:marker-start-width="0.048cm" draw:marker-end="" draw:marker-end-width="0.048cm" draw:fill-color="#000000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5" style:family="graphic" style:parent-style-name="standard">
      <style:graphic-properties svg:stroke-width="0cm" draw:marker-start-width="0.048cm" draw:marker-end="" draw:marker-end-width="0.048cm" draw:fill-color="#000000" draw:textarea-horizontal-align="justify" draw:textarea-vertical-align="middle" draw:auto-grow-height="false" fo:min-height="0.019cm" fo:min-width="0cm" fo:padding-top="0.126cm" fo:padding-bottom="0.126cm" fo:padding-left="0.251cm" fo:padding-right="0.251cm"/>
    </style:style>
    <style:style style:name="gr6" style:family="graphic" style:parent-style-name="objectwithoutfill">
      <style:graphic-properties draw:stroke="dash" draw:stroke-dash="Fine_20_Dashed" svg:stroke-width="0.051cm" draw:marker-start-width="0.124cm" draw:marker-end="" draw:marker-end-width="0.124cm" draw:fill="none" draw:fill-color="#ff00cc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cm" draw:marker-start-width="0.048cm" draw:marker-end="" draw:marker-end-width="0.048cm" draw:fill-color="#0000ff" draw:textarea-horizontal-align="justify" draw:textarea-vertical-align="middle" draw:auto-grow-height="false" fo:min-height="0.019cm" fo:min-width="0cm" fo:padding-top="0.126cm" fo:padding-bottom="0.126cm" fo:padding-left="0.251cm" fo:padding-right="0.251cm"/>
    </style:style>
    <style:style style:name="P1" style:family="paragraph">
      <loext:graphic-properties draw:fill="none" draw:fill-color="#ff00cc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6.829cm" svg:height="12.225cm" draw:transform="skewX (-0.780685774417063) rotate (-1.29660510130659) translate (12.0296422321469cm -11.4287955251888cm)" svg:viewBox="0 0 16830 12226" svg:d="M0 12226c23451-1 15550-12226 15550-12226">
          <text:p/>
        </draw:path>
        <draw:line draw:style-name="gr2" draw:text-style-name="P1" draw:layer="layout" svg:x1="3.921cm" svg:y1="4.81cm" svg:x2="15.859cm" svg:y2="4.81cm">
          <text:p/>
        </draw:line>
        <draw:line draw:style-name="gr2" draw:text-style-name="P1" draw:layer="layout" svg:x1="3.921cm" svg:y1="4.81cm" svg:x2="6.588cm" svg:y2="11.16cm">
          <text:p/>
        </draw:line>
        <draw:line draw:style-name="gr2" draw:text-style-name="P1" draw:layer="layout" svg:x1="8.874cm" svg:y1="13.446cm" svg:x2="6.588cm" svg:y2="11.16cm">
          <text:p/>
        </draw:line>
        <draw:line draw:style-name="gr2" draw:text-style-name="P1" draw:layer="layout" svg:x1="11.541cm" svg:y1="12.684cm" svg:x2="8.874cm" svg:y2="13.446cm">
          <text:p/>
        </draw:line>
        <draw:line draw:style-name="gr3" draw:text-style-name="P1" draw:layer="layout" svg:x1="13.827cm" svg:y1="9.636cm" svg:x2="11.541cm" svg:y2="12.684cm">
          <text:p/>
        </draw:line>
        <draw:line draw:style-name="gr2" draw:text-style-name="P1" draw:layer="layout" svg:x1="15.859cm" svg:y1="4.81cm" svg:x2="13.827cm" svg:y2="9.636cm">
          <text:p/>
        </draw:line>
        <draw:custom-shape draw:style-name="gr4" draw:text-style-name="P2" draw:layer="layout" svg:width="0.381cm" svg:height="0.381cm" svg:x="3.76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8.701cm" svg:y="1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6.334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15.632cm" svg:y="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13.673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11.401cm" svg:y="1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921cm" svg:y1="4.81cm" svg:x2="13.827cm" svg:y2="9.509cm">
          <text:p/>
        </draw:line>
        <draw:line draw:style-name="gr3" draw:text-style-name="P1" draw:layer="layout" svg:x1="3.921cm" svg:y1="4.81cm" svg:x2="11.541cm" svg:y2="12.557cm">
          <text:p/>
        </draw:line>
        <draw:line draw:style-name="gr2" draw:text-style-name="P1" draw:layer="layout" svg:x1="3.921cm" svg:y1="4.81cm" svg:x2="8.874cm" svg:y2="13.319cm">
          <text:p/>
        </draw:line>
        <draw:line draw:style-name="gr6" draw:text-style-name="P1" draw:layer="layout" svg:x1="6.461cm" svg:y1="11.16cm" svg:x2="15.859cm" svg:y2="4.81cm">
          <text:p/>
        </draw:line>
        <draw:line draw:style-name="gr6" draw:text-style-name="P1" draw:layer="layout" svg:x1="8.874cm" svg:y1="13.446cm" svg:x2="15.859cm" svg:y2="4.81cm">
          <text:p/>
        </draw:line>
        <draw:line draw:style-name="gr6" draw:text-style-name="P1" draw:layer="layout" svg:x1="11.541cm" svg:y1="12.684cm" svg:x2="15.859cm" svg:y2="4.81cm">
          <text:p/>
        </draw:line>
        <draw:custom-shape draw:style-name="gr7" draw:text-style-name="P3" draw:layer="layout" svg:width="0.381cm" svg:height="0.381cm" svg:x="13.673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1.401cm" svg:y="1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3.76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5:33:00.187013000</meta:creation-date>
    <dc:date>2015-11-24T16:59:46.259723000</dc:date>
    <meta:editing-duration>PT1H26M42S</meta:editing-duration>
    <meta:editing-cycles>8</meta:editing-cycles>
    <meta:generator>LibreOffice/4.4.6.3$MacOSX_X86_64 LibreOffice_project/e8938fd3328e95dcf59dd64e7facd2c7d67c704d</meta:generator>
    <meta:document-statistic meta:object-count="22"/>
  </office:meta>
</office:document-meta>
</file>